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MBX10" svg:font-family="CMBX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rsid="00129e4c"/>
    </style:style>
    <style:style style:name="P3" style:family="paragraph" style:parent-style-name="Text_20_body">
      <style:text-properties style:font-name="Arial" fo:font-size="12pt" officeooo:rsid="00129e4c" officeooo:paragraph-rsid="00129e4c" style:font-size-asian="12pt" style:font-size-complex="12pt"/>
    </style:style>
    <style:style style:name="P4" style:family="paragraph" style:parent-style-name="Text_20_body">
      <style:text-properties style:font-name="Arial" fo:font-size="12pt" officeooo:rsid="00129e4c" officeooo:paragraph-rsid="00142473" style:font-size-asian="12pt" style:font-size-complex="12pt"/>
    </style:style>
    <style:style style:name="P5" style:family="paragraph" style:parent-style-name="Text_20_body">
      <style:text-properties fo:font-weight="bold" officeooo:rsid="0016240a" officeooo:paragraph-rsid="0016240a" style:font-weight-asian="bold" style:font-weight-complex="bold"/>
    </style:style>
    <style:style style:name="P6" style:family="paragraph" style:parent-style-name="Text_20_body">
      <style:text-properties officeooo:paragraph-rsid="00142473"/>
    </style:style>
    <style:style style:name="P7" style:family="paragraph" style:parent-style-name="Text_20_body">
      <style:text-properties officeooo:rsid="0016240a" officeooo:paragraph-rsid="0016240a"/>
    </style:style>
    <style:style style:name="P8" style:family="paragraph" style:parent-style-name="Heading_20_3">
      <style:text-properties style:font-name="Arial"/>
    </style:style>
    <style:style style:name="P9" style:family="paragraph" style:parent-style-name="Heading_20_3">
      <style:text-properties style:font-name="Arial" officeooo:paragraph-rsid="00142473"/>
    </style:style>
    <style:style style:name="P10" style:family="paragraph" style:parent-style-name="Title">
      <style:text-properties style:font-name="Arial" officeooo:rsid="00129e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2473"/>
    </style:style>
    <style:style style:name="T3" style:family="text">
      <style:text-properties style:font-name="Arial"/>
    </style:style>
    <style:style style:name="T4" style:family="text">
      <style:text-properties style:font-name="Arial" officeooo:rsid="001424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S Project 2 Report</text:p>
      <text:p text:style-name="P2"/>
      <text:h text:style-name="P8" text:outline-level="3"><text:span text:style-name="T1">Group Members</text:span> </text:h>
      <text:p text:style-name="P4">Sagar Prabhu (UFID 8915-4951), Siddhesh Gupte (UFID 2975-1118)</text:p>
      <text:h text:style-name="P9" text:outline-level="3">Gossip <text:span text:style-name="T2">Algorithm </text:span></text:h>
      <text:p text:style-name="P6"><text:span text:style-name="T4">We have set the interval at which each actor randomly sends a message to its neighbor as 100ms.</text:span></text:p>
      <text:p text:style-name="P7"><text:span text:style-name="T4"/></text:p>
      <text:p text:style-name="P5"><text:span text:style-name="T4">A</text:span><text:span text:style-name="T3">nalysis:</text:span></text:p>
      <text:p text:style-name="P5"><text:span text:style-name="T3"/></text:p>
      <text:p text:style-name="P5"><text:span text:style-name="T3">Interesting Point of Observation: 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MBX10" svg:font-family="CMBX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35:07.828000000</meta:creation-date>
    <dc:date>2018-10-01T19:10:53.427000000</dc:date>
    <meta:editing-duration>PT38M38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7" meta:word-count="39" meta:character-count="251" meta:non-whitespace-character-count="216"/>
  </office:meta>
</office:document-meta>
</file>